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  <style:style style:name="T19" style:parent-style-name="instrukce" style:family="text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1/2024</text:p>
            <text:p text:style-name="Normální">KVOP-10888/2024</text:p>
            <text:p text:style-name="Normální">15. 03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V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vyřízení žádosti o informace</text:h>
      <text:h text:style-name="Nadpis1" text:outline-level="1">podle zákona č. 106/1999 Sb., o svobodném přístupu k informacím</text:h>
      <text:p text:style-name="Základnítext">Vážený pane V.,</text:p>
      <text:p text:style-name="Základnítext">dne 13. 3. 2024 obdržela Kancelář veřejného ochránce práv Vaši žádost o informace. Žádáte o zaslání sborníku stanovisek veřejného ochránce práv (vězeňství).</text:p>
      <text:p text:style-name="Základnítext">V příloze zasílám Sborník stanovisek veřejného ochránce práv – Vězeňství II.</text:p>
      <text:p text:style-name="Základnítext">S pozdravem</text:p>
      <text:p text:style-name="Základnítext"/>
      <text:p text:style-name="Základnítext"/>
      <text:p text:style-name="P18">JUDr. Pavel Pořízek, Ph.D.</text:p>
      <text:p text:style-name="podpis">vedoucí Kanceláře veřejného ochránce práv</text:p>
      <text:p text:style-name="podpis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<text:span text:style-name="T19">Sborník stanovisek veřejného ochránce práv – Vězeňství II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ATA6*</text:span></text:p>
        <text:p text:style-name="P12"><text:span text:style-name="T13">KVOPX00EATA6</text:span>KVOPX00EATA6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4-02T08:21:00Z</meta:creation-date>
    <dc:date>2024-04-02T08:51:00Z</dc:date>
    <meta:print-date>2016-06-27T07:08:00Z</meta:print-date>
    <meta:template xlink:href="KVOP_dopis%20vedoucího" xlink:type="simple"/>
    <meta:editing-cycles>3</meta:editing-cycles>
    <meta:editing-duration>PT960S</meta:editing-duration>
    <meta:user-defined meta:name="ContentTypeId">0x010100D3A71DC738674B4893D02C4CA0E22FAC</meta:user-defined>
    <meta:document-statistic meta:page-count="1" meta:paragraph-count="1" meta:word-count="92" meta:character-count="637" meta:row-count="4" meta:non-whitespace-character-count="546"/>
  </office:meta>
</office:document-meta>
</file>